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Heading_20_2">
      <style:paragraph-properties fo:margin-top="0.25in" fo:margin-bottom="0.0835in" loext:contextual-spacing="false" fo:padding="0in" fo:border="none"/>
    </style:style>
    <style:style style:name="P7" style:family="paragraph" style:parent-style-name="Heading_20_2">
      <style:paragraph-properties fo:margin-top="0.25in" fo:margin-bottom="0.0835in" loext:contextual-spacing="false"/>
    </style:style>
    <style:style style:name="P8" style:family="paragraph" style:parent-style-name="Heading_20_1" style:master-page-name="Standard">
      <style:paragraph-properties fo:margin-top="0.278in" fo:margin-bottom="0.0835in" loext:contextual-spacing="false" style:page-number="1" fo:padding="0in" fo:border="none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Ubuntu" style:font-name-asian="Ubuntu1" style:font-name-complex="Ubuntu1"/>
    </style:style>
    <style:style style:name="T2" style:family="text">
      <style:text-properties style:font-name="Ubuntu" fo:font-weight="bold" style:font-name-asian="Ubuntu1" style:font-weight-asian="bold" style:font-name-complex="Ubuntu1"/>
    </style:style>
    <style:style style:name="T3" style:family="text">
      <style:text-properties style:font-name="Ubuntu" fo:font-size="11pt" style:font-name-asian="Ubuntu1" style:font-size-asian="11pt" style:font-name-complex="Ubuntu1" style:font-size-complex="11pt"/>
    </style:style>
    <style:style style:name="T4" style:family="text">
      <style:text-properties fo:color="#1155cc" style:font-name="Ubuntu" style:text-underline-style="solid" style:text-underline-width="auto" style:text-underline-color="font-color" style:font-name-asian="Ubuntu1" style:font-name-complex="Ubuntu1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vg6bk9c3lut3"/><text:span text:style-name="T1">ADDITIONAL RESOURCES</text:span></text:p>
      <text:p text:style-name="P1"><draw:rect text:anchor-type="as-char" svg:y="0in" draw:z-index="0" draw:style-name="gr1" draw:text-style-name="P9" svg:width="0.0012in" svg:height="0.0213in"><text:p/></draw:rect></text:p>
      <text:p text:style-name="P6"><text:bookmark text:name="_ksv2m2bbtj51"/><text:span text:style-name="T1">Learning more p5.js</text:span></text:p>
      <text:p text:style-name="P2"/>
      <text:p text:style-name="P1"><text:span text:style-name="T2">The p5.js Reference page</text:span><text:span text:style-name="T1"><text:line-break/><text:tab/></text:span><text:a xlink:type="simple" xlink:href="http://p5js.org/reference/" text:style-name="Internet_20_link" text:visited-style-name="Visited_20_Internet_20_Link"><text:span text:style-name="T4">http://p5js.org/reference/</text:span></text:a></text:p>
      <text:p text:style-name="P2"/>
      <text:p text:style-name="P1"><text:span text:style-name="T1">The best place to learn all of the functions and tools that p5.js has to offer.</text:span></text:p>
      <text:p text:style-name="P1"><text:span text:style-name="T1">On the left side of the webpage, you’ll also see a link to </text:span><text:span text:style-name="T2">Examples</text:span><text:span text:style-name="T1">, which is a great place to how to create all sorts of sketches in p5.js.</text:span></text:p>
      <text:p text:style-name="P2"/>
      <text:p text:style-name="P1"><text:span text:style-name="T2">The Coding Train </text:span><text:span text:style-name="T1">YouTube channel</text:span></text:p>
      <text:p text:style-name="P1"><text:span text:style-name="T2"><text:tab/></text:span><text:a xlink:type="simple" xlink:href="https://www.youtube.com/user/shiffman" text:style-name="Internet_20_link" text:visited-style-name="Visited_20_Internet_20_Link"><text:span text:style-name="T4">http://www.youtube.com/user/shiffman</text:span></text:a></text:p>
      <text:p text:style-name="P2"/>
      <text:p text:style-name="P1"><text:span text:style-name="T1">Daniel Shiffman has a great YouTube channel filled with lessons on p5.js, Processing, and other coding challenges.</text:span></text:p>
      <text:p text:style-name="P1"><text:span text:style-name="T1">Start with the “p5.js tutorial - HTML, CSS, JavaScript” playlist.</text:span></text:p>
      <text:p text:style-name="P1"><text:span text:style-name="T1">Section “1-6: Foundations of Programming in p5.js” will cover some lessons you learned in this course, but will also have new material for you to try out.</text:span></text:p>
      <text:p text:style-name="P2"/>
      <text:p text:style-name="P1"><text:span text:style-name="T2">The Nature of Code</text:span><text:span text:style-name="T1"> online book</text:span></text:p>
      <text:p text:style-name="P1"><text:span text:style-name="T1"><text:tab/></text:span><text:a xlink:type="simple" xlink:href="http://natureofcode.com/book/introduction/" text:style-name="Internet_20_link" text:visited-style-name="Visited_20_Internet_20_Link"><text:span text:style-name="T4">http://natureofcode.com/book/introduction/</text:span></text:a></text:p>
      <text:p text:style-name="P2"/>
      <text:p text:style-name="P1"><text:span text:style-name="T1">This book provides numerous examples and exercises that will teach you more about how physics and math work in real world scenarios. It’s a great way to learn more about coding and about how we can use code to represent and model real-life phenomena. The book is written with Processing (a Java-based language) so it will look a bit different than the JavaScript language you’ve been using, but the lessons are still helpful.</text:span></text:p>
      <text:p text:style-name="P7"><text:bookmark text:name="_hp0mlkumc2ks"/><text:span text:style-name="T1">Learning to build websites + other languages</text:span></text:p>
      <text:p text:style-name="P7"><text:bookmark text:name="_uj1fxvbsr55h"/><text:span text:style-name="T3">There are many free courses online to help you learn how to build websites. One of the largest free websites is Codecademy.</text:span></text:p>
      <text:p text:style-name="P4"><text:span text:style-name="T6">Codecademy</text:span></text:p>
      <text:p text:style-name="P4"><text:span text:style-name="T6"><text:tab/></text:span><text:a xlink:type="simple" xlink:href="https://www.codecademy.com/" text:style-name="Internet_20_link" text:visited-style-name="Visited_20_Internet_20_Link"><text:span text:style-name="T5">https://www.codecademy.com/</text:span></text:a></text:p>
      <text:p text:style-name="P4">You can learn many programming languages at this website. They have fun, interactive examples to help you learn. A great place to start is with their “Make a Website” course. Here you’ll learn the basics of HTML and CSS to create your own webpage.</text:p>
      <text:p text:style-name="P4"><text:soft-page-break/><text:a xlink:type="simple" xlink:href="https://www.codecademy.com/learn/make-a-website" text:style-name="Internet_20_link" text:visited-style-name="Visited_20_Internet_20_Link"><text:span text:style-name="T5">https://www.codecademy.com/learn/make-a-website</text:span></text:a></text:p>
      <text:p text:style-name="P4"/>
      <text:p text:style-name="P4"><text:span text:style-name="T6">Code.org</text:span></text:p>
      <text:p text:style-name="P4"><text:span text:style-name="T6"><text:tab/></text:span><text:a xlink:type="simple" xlink:href="https://code.org/student/middle-high" text:style-name="Internet_20_link" text:visited-style-name="Visited_20_Internet_20_Link"><text:span text:style-name="T5">https://code.org/student/middle-high</text:span></text:a></text:p>
      <text:p text:style-name="P4">Code.org has many good resources for learning all types of programming, and especially, JavaScript, HTML, CSS.</text:p>
      <text:p text:style-name="P4"/>
      <text:p text:style-name="P4"><text:span text:style-name="T6">Khan Academy</text:span></text:p>
      <text:p text:style-name="P4"><text:tab/><text:a xlink:type="simple" xlink:href="https://www.khanacademy.org/cs" text:style-name="Internet_20_link" text:visited-style-name="Visited_20_Internet_20_Link"><text:span text:style-name="T5">https://www.khanacademy.org/cs</text:span></text:a></text:p>
      <text:p text:style-name="P4">You can learn basic to advanced computer programming with video lessons at Khan Academy. They use a version of p5.js to teach you the bas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style style:name="MT1" style:family="text">
      <style:text-properties style:font-name="Ubuntu" style:font-name-asian="Ubuntu1" style:font-name-complex="Ubuntu1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de Art</text:span></text:p>
        <text:p text:style-name="MP1"><text:span text:style-name="MT1">Additional Resources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322" meta:character-count="2077" meta:non-whitespace-character-count="1777"/>
    <meta:generator>LibreOfficeDev/5.1.0.3$Linux_X86_64 LibreOffice_project/</meta:generator>
  </office:meta>
</office:document-meta>
</file>